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633a6" officeooo:paragraph-rsid="001633a6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64954" officeooo:paragraph-rsid="0016495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fo:font-size="18pt" officeooo:rsid="001633a6" officeooo:paragraph-rsid="001633a6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column"/>
      <style:text-properties fo:font-size="18pt" officeooo:rsid="00164954" officeooo:paragraph-rsid="00164954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/>
      <text:p text:style-name="P3"/>
      <text:p text:style-name="P3"/>
      <text:p text:style-name="P1"/>
      <text:p text:style-name="P2">Dos (4<text:span text:style-name="T1">e</text:span> couv)</text:p>
      <text:p text:style-name="P2"/>
      <text:p text:style-name="P2"/>
      <text:p text:style-name="P2"><text:line-break/></text:p>
      <text:p text:style-name="P5">Composez ici la couverture de votre choix en ajoutant texte et images</text:p>
      <text:p text:style-name="P2"/>
      <text:p text:style-name="P3">Imprimez recto-verso</text:p>
      <text:p text:style-name="P2"/>
      <text:p text:style-name="P2">Couverture</text:p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3">intérieur gauche</text:p>
      <text:p text:style-name="P3"/>
      <text:p text:style-name="P3"/>
      <text:p text:style-name="P3"/>
      <text:p text:style-name="P3"/>
      <text:p text:style-name="P3"/>
      <text:p text:style-name="P5"/>
      <text:p text:style-name="P2"/>
      <text:p text:style-name="P2"/>
      <text:p text:style-name="P2"/>
      <text:p text:style-name="P3">intérieur dro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writing-mode="lr-tb" style:footnote-max-height="0cm">
        <style:columns fo:column-count="2" fo:column-gap="2cm">
          <style:column style:rel-width="5386*" fo:start-indent="0cm" fo:end-indent="1cm"/>
          <style:column style:rel-width="5386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4:47:31.167000000</meta:creation-date>
    <meta:generator>LibreOffice/5.1.6.2$Windows_X86_64 LibreOffice_project/07ac168c60a517dba0f0d7bc7540f5afa45f0909</meta:generator>
    <dc:date>2017-08-11T15:05:55.548000000</dc:date>
    <meta:editing-duration>PT7M56S</meta:editing-duration>
    <meta:editing-cycles>1</meta:editing-cycles>
    <meta:document-statistic meta:table-count="0" meta:image-count="0" meta:object-count="0" meta:page-count="2" meta:paragraph-count="7" meta:word-count="22" meta:character-count="145" meta:non-whitespace-character-count="128"/>
  </office:meta>
</office:document-meta>
</file>